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c345" officeooo:paragraph-rsid="0014c34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c345" officeooo:paragraph-rsid="0014c345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3.334cm" fo:min-width="5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KET BLOCK DIAGRAM</text:p>
      <text:p text:style-name="P1"/>
      <text:p text:style-name="P2"/>
      <text:p text:style-name="P2"/>
      <text:p text:style-name="P2"><draw:custom-shape text:anchor-type="paragraph" draw:z-index="0" draw:name="Shape1" draw:style-name="gr1" svg:width="5.001cm" svg:height="3.335cm" svg:x="6.452cm" svg:y="4.389cm"><text:p/><draw:enhanced-geometry svg:viewBox="0 0 21600 21600" draw:type="rectangle" draw:enhanced-path="M 0 0 L 21600 0 21600 21600 0 21600 0 0 Z N"/></draw:custom-shape><draw:custom-shape text:anchor-type="paragraph" draw:z-index="2" draw:name="Shape1" draw:style-name="gr1" svg:width="5.001cm" svg:height="3.335cm" svg:x="13.093cm" svg:y="6.532cm"><text:p/><draw:enhanced-geometry svg:viewBox="0 0 21600 21600" draw:type="rectangle" draw:enhanced-path="M 0 0 L 21600 0 21600 21600 0 21600 0 0 Z N"/></draw:custom-shape><draw:custom-shape text:anchor-type="paragraph" draw:z-index="4" draw:name="Shape1" draw:style-name="gr1" svg:width="5.001cm" svg:height="3.335cm" svg:x="6.452cm" svg:y="9.283cm"><text:p/><draw:enhanced-geometry svg:viewBox="0 0 21600 21600" draw:type="rectangle" draw:enhanced-path="M 0 0 L 21600 0 21600 21600 0 21600 0 0 Z N"/></draw:custom-shape><draw:frame text:anchor-type="paragraph" draw:z-index="5" draw:name="Shape2" draw:style-name="gr2" draw:text-style-name="P3" svg:width="2.488cm" svg:height="0.874cm" svg:x="7.722cm" svg:y="5.659cm"><draw:text-box><text:p>Node MCU</text:p></draw:text-box></draw:frame><draw:custom-shape text:anchor-type="paragraph" draw:z-index="6" draw:name="Shape1" draw:style-name="gr1" svg:width="5.001cm" svg:height="3.335cm" svg:x="0.34cm" svg:y="9.257cm"><text:p/><draw:enhanced-geometry svg:viewBox="0 0 21600 21600" draw:type="rectangle" draw:enhanced-path="M 0 0 L 21600 0 21600 21600 0 21600 0 0 Z N"/></draw:custom-shape><draw:frame text:anchor-type="paragraph" draw:z-index="8" draw:name="Shape4" draw:style-name="gr4" draw:text-style-name="P3" svg:width="1.482cm" svg:height="0.821cm" svg:x="2.034cm" svg:y="1.372cm"><draw:text-box><text:p>Cloud</text:p></draw:text-box></draw:frame><draw:frame text:anchor-type="paragraph" draw:z-index="7" draw:name="Shape3" draw:style-name="gr3" draw:text-style-name="P3" svg:width="2.17cm" svg:height="0.9cm" svg:x="14.046cm" svg:y="1.399cm"><draw:text-box><text:p>LED Strip</text:p></draw:text-box></draw:frame><draw:frame text:anchor-type="paragraph" draw:z-index="9" draw:name="Shape5" draw:style-name="gr5" draw:text-style-name="P3" svg:width="3.096cm" svg:height="1.403cm" svg:x="14.072cm" svg:y="7.537cm"><draw:text-box><text:p>Motor and LED indicator</text:p></draw:text-box></draw:frame><draw:frame text:anchor-type="paragraph" draw:z-index="10" draw:name="Shape6" draw:style-name="gr6" draw:text-style-name="P3" svg:width="2.117cm" svg:height="1.059cm" svg:x="8.119cm" svg:y="10.474cm"><draw:text-box><text:p>AND Gate</text:p></draw:text-box></draw:frame><draw:frame text:anchor-type="paragraph" draw:z-index="11" draw:name="Shape7" draw:style-name="gr7" draw:text-style-name="P3" svg:width="2.408cm" svg:height="1.006cm" svg:x="1.558cm" svg:y="10.421cm"><draw:text-box><text:p>TSOP array</text:p></draw:text-box></draw:frame><draw:custom-shape text:anchor-type="paragraph" draw:z-index="3" draw:name="Shape1" draw:style-name="gr1" svg:width="5.001cm" svg:height="3.335cm" svg:x="12.617cm" svg:y="0.261cm"><text:p/><draw:enhanced-geometry svg:viewBox="0 0 21600 21600" draw:type="rectangle" draw:enhanced-path="M 0 0 L 21600 0 21600 21600 0 21600 0 0 Z N"/></draw:custom-shape><draw:custom-shape text:anchor-type="paragraph" draw:z-index="1" draw:name="Shape1" draw:style-name="gr1" svg:width="5.001cm" svg:height="3.335cm" svg:x="0.367cm" svg:y="0.288cm"><text:p/><draw:enhanced-geometry svg:viewBox="0 0 21600 21600" draw:type="rectangle" draw:enhanced-path="M 0 0 L 21600 0 21600 21600 0 21600 0 0 Z N"/></draw:custom-shape><draw:line text:anchor-type="paragraph" draw:z-index="12" draw:name="Shape8" draw:style-name="gr8" draw:text-style-name="P4" svg:x1="6.453cm" svg:y1="4.388cm" svg:x2="5.368cm" svg:y2="3.621cm"><text:p/></draw:line><draw:line text:anchor-type="paragraph" draw:z-index="13" draw:name="Shape9" draw:style-name="gr8" draw:text-style-name="P4" svg:x1="11.453cm" svg:y1="4.389cm" svg:x2="12.617cm" svg:y2="3.595cm"><text:p/></draw:line><draw:line text:anchor-type="paragraph" draw:z-index="14" draw:name="Shape10" draw:style-name="gr8" draw:text-style-name="P4" svg:x1="11.453cm" svg:y1="6.69cm" svg:x2="13.093cm" svg:y2="6.69cm"><text:p/></draw:line><draw:line text:anchor-type="paragraph" draw:z-index="15" draw:name="Shape11" draw:style-name="gr8" draw:text-style-name="P4" svg:x1="9.019cm" svg:y1="7.722cm" svg:x2="9.019cm" svg:y2="9.283cm"><text:p/></draw:line><draw:line text:anchor-type="paragraph" draw:z-index="16" draw:name="Shape12" draw:style-name="gr8" draw:text-style-name="P4" svg:x1="5.341cm" svg:y1="10.95cm" svg:x2="6.452cm" svg:y2="10.9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22:30:02.414008429</meta:creation-date>
    <dc:date>2019-09-06T22:37:51.026219960</dc:date>
    <meta:editing-duration>PT7M4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20" meta:non-whitespace-character-count="18"/>
  </office:meta>
</office:document-meta>
</file>